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DejaVu Sans Condensed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DejaVu Sans Condensed" fo:font-size="10pt" fo:font-style="normal" style:text-underline-style="none" fo:font-weight="normal" officeooo:rsid="001acae2" officeooo:paragraph-rsid="001acae2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  <style:text-properties style:use-window-font-color="true" loext:opacity="0%" style:font-name="DejaVu Sans Condensed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uerto</text:span> que utiliza el protocolo <text:span text:style-name="T1">HTTPS</text:span> es el <text:span text:style-name="T1">443</text:span></text:p>
      <text:p text:style-name="P1"><text:span text:style-name="T1"/></text:p>
      <text:p text:style-name="P2"><text:span text:style-name="T1">Test:</text:span></text:p>
      <text:p text:style-name="P3"><text:span text:style-name="T1">¿Cuál será el resultado al ejecutar el siguiente código?</text:span></text:p>
      <text:p text:style-name="P3"><text:span text:style-name="T1"><text:s/>let nombres = ["Luis", "Isabel", "David", "María"]</text:span></text:p>
      <text:p text:style-name="P3"><text:span text:style-name="T1">if let nombre = nombres[1]</text:span></text:p>
      <text:p text:style-name="P3"><text:span text:style-name="T1">{</text:span></text:p>
      <text:p text:style-name="P3"><text:span text:style-name="T1"><text:s text:c="15"/>print(“Hola (nombre)")</text:span></text:p>
      <text:p text:style-name="P3"><text:span text:style-name="T1">}</text:span></text:p>
      <text:p text:style-name="P3"><text:span text:style-name="T1">￼ <text:s/>Al ejecutar la aplicación se lanzará un error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draw:fill="solid" draw:fill-color="#00000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9:03:05.798897006</meta:creation-date>
    <dc:date>2024-02-17T00:32:12.780364974</dc:date>
    <meta:editing-duration>PT4H2M15S</meta:editing-duration>
    <meta:editing-cycles>1</meta:editing-cycles>
    <meta:document-statistic meta:table-count="0" meta:image-count="0" meta:object-count="0" meta:page-count="1" meta:paragraph-count="9" meta:word-count="44" meta:character-count="274" meta:non-whitespace-character-count="221"/>
    <meta:generator>LibreOffice/7.4.7.2$Linux_X86_64 LibreOffice_project/40$Build-2</meta:generator>
  </office:meta>
</office:document-meta>
</file>